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6.717cm" fo:min-width="6.21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0.846cm" fo:min-width="0.59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1.879cm" fo:min-width="1.75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3.279cm" fo:min-width="2.77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4.514cm" fo:min-width="5.02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823cm" fo:min-width="0.528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546cm" fo:min-width="0.259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546a7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93cm" svg:height="7.747cm" svg:x="1.989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7.477cm" svg:y="3.8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3.413cm" svg:y="6.9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2.413cm" svg:x="4.81cm" svg:y="6.9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683cm" svg:height="3.937cm" svg:x="3.413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0.635cm" svg:height="0.635cm" svg:x="7.731cm" svg:y="4.175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635cm" svg:height="0.635cm" svg:x="4.937cm" svg:y="2.675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635cm" svg:height="0.635cm" svg:x="6.207cm" svg:y="2.675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635cm" svg:height="0.635cm" svg:x="3.667cm" svg:y="2.686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0.635cm" svg:height="0.635cm" svg:x="6.334cm" svg:y="7.35cm">
          <text:p text:style-name="P3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635cm" svg:height="0.635cm" svg:x="5.064cm" svg:y="7.35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0.635cm" svg:height="0.635cm" svg:x="3.667cm" svg:y="7.35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635cm" svg:height="0.635cm" svg:x="5.699cm" svg:y="5.445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5.699cm" svg:y="8.493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4.209cm" svg:y1="3.228cm" svg:x2="5.792cm" svg:y2="5.538cm" draw:start-shape="id1" draw:start-glue-point="9" draw:end-shape="id2" draw:end-glue-point="5" svg:d="M4209 3228l1583 2310" svg:viewBox="0 0 1584 2311">
          <text:p/>
        </draw:connector>
        <draw:connector draw:style-name="gr7" draw:text-style-name="P5" draw:layer="layout" draw:type="line" svg:x1="5.479cm" svg:y1="3.217cm" svg:x2="6.017cm" svg:y2="5.445cm" draw:start-shape="id3" draw:start-glue-point="9" draw:end-shape="id2" draw:end-glue-point="4" svg:d="M5479 3217l538 2228" svg:viewBox="0 0 539 2229">
          <text:p/>
        </draw:connector>
        <draw:connector draw:style-name="gr7" draw:text-style-name="P5" draw:layer="layout" draw:type="line" svg:x1="6.525cm" svg:y1="3.31cm" svg:x2="6.241cm" svg:y2="5.538cm" draw:start-shape="id4" draw:start-glue-point="8" draw:end-shape="id2" draw:end-glue-point="11" svg:d="M6525 3310l-284 2228" svg:viewBox="0 0 285 2229">
          <text:p/>
        </draw:connector>
        <draw:connector draw:style-name="gr7" draw:text-style-name="P5" draw:layer="layout" draw:type="line" svg:x1="8.049cm" svg:y1="4.81cm" svg:x2="6.969cm" svg:y2="7.668cm" draw:start-shape="id5" draw:start-glue-point="8" draw:end-shape="id6" draw:end-glue-point="10" svg:d="M8049 4810l-1080 2858" svg:viewBox="0 0 1081 2859">
          <text:p/>
        </draw:connector>
        <draw:connector draw:style-name="gr7" draw:text-style-name="P5" draw:layer="layout" draw:type="line" svg:x1="6.017cm" svg:y1="6.08cm" svg:x2="6.652cm" svg:y2="7.35cm" draw:start-shape="id2" draw:start-glue-point="8" draw:end-shape="id6" draw:end-glue-point="4" svg:d="M6017 6080l635 1270" svg:viewBox="0 0 636 1271">
          <text:p/>
        </draw:connector>
        <draw:connector draw:style-name="gr7" draw:text-style-name="P5" draw:layer="layout" draw:type="line" svg:x1="6.017cm" svg:y1="6.08cm" svg:x2="5.382cm" svg:y2="7.35cm" draw:start-shape="id2" draw:start-glue-point="8" draw:end-shape="id7" draw:end-glue-point="4" svg:d="M6017 6080l-635 1270" svg:viewBox="0 0 636 1271">
          <text:p/>
        </draw:connector>
        <draw:connector draw:style-name="gr7" draw:text-style-name="P5" draw:layer="layout" draw:type="line" svg:x1="5.792cm" svg:y1="5.987cm" svg:x2="3.985cm" svg:y2="7.35cm" draw:start-shape="id2" draw:start-glue-point="7" draw:end-shape="id8" draw:end-glue-point="4" svg:d="M5792 5987l-1807 1363" svg:viewBox="0 0 1808 1364">
          <text:p/>
        </draw:connector>
        <draw:custom-shape draw:style-name="gr8" draw:text-style-name="P1" draw:layer="layout" svg:width="6.096cm" svg:height="5.334cm" svg:x="2.27cm" svg:y="12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0.635cm" svg:height="0.635cm" svg:x="6.188cm" svg:y="13.049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9" draw:id="id9" draw:layer="layout" svg:width="1.524cm" svg:height="1.587cm" svg:x="3.648cm" svg:y="12.732cm">
          <text:p text:style-name="P3"><text:span text:style-name="T1">0,1,2,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1" draw:id="id11" draw:layer="layout" svg:width="1.143cm" svg:height="1.196cm" svg:x="5.68cm" svg:y="15.808cm">
          <text:p text:style-name="P3"><text:span text:style-name="T1">6,7,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635cm" svg:height="0.635cm" svg:x="4.029cm" svg:y="16.062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4.41cm" svg:y1="14.319cm" svg:x2="4.347cm" svg:y2="16.062cm" draw:start-shape="id9" draw:start-glue-point="8" draw:end-shape="id10" draw:end-glue-point="4" svg:d="M4410 14319l-63 1743" svg:viewBox="0 0 64 1744">
          <text:p/>
        </draw:connector>
        <draw:connector draw:style-name="gr7" draw:text-style-name="P5" draw:layer="layout" draw:type="line" svg:x1="4.949cm" svg:y1="14.087cm" svg:x2="6.251cm" svg:y2="15.808cm" draw:start-shape="id9" draw:start-glue-point="9" draw:end-shape="id11" svg:d="M4949 14087l1302 1721" svg:viewBox="0 0 1303 1722">
          <text:p/>
        </draw:connector>
        <draw:connector draw:style-name="gr7" draw:text-style-name="P5" draw:layer="layout" draw:type="line" svg:x1="6.506cm" svg:y1="13.684cm" svg:x2="6.252cm" svg:y2="15.808cm" draw:start-shape="id12" draw:start-glue-point="8" draw:end-shape="id11" draw:end-glue-point="4" svg:d="M6506 13684l-254 2124" svg:viewBox="0 0 255 2125">
          <text:p/>
        </draw:connector>
        <draw:custom-shape draw:style-name="gr1" draw:text-style-name="P1" draw:layer="layout" svg:width="7.493cm" svg:height="7.747cm" svg:x="11.414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7" draw:id="id17" draw:layer="layout" svg:width="0.635cm" svg:height="0.635cm" svg:x="17.156cm" svg:y="4.302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5" draw:id="id15" draw:layer="layout" svg:width="0.635cm" svg:height="0.635cm" svg:x="14.362cm" svg:y="2.802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6" draw:id="id16" draw:layer="layout" svg:width="0.635cm" svg:height="0.635cm" svg:x="15.632cm" svg:y="2.802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3" draw:id="id13" draw:layer="layout" svg:width="0.635cm" svg:height="0.635cm" svg:x="13.092cm" svg:y="2.813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8" draw:id="id18" draw:layer="layout" svg:width="0.635cm" svg:height="0.635cm" svg:x="15.759cm" svg:y="7.477cm">
          <text:p text:style-name="P3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9" draw:id="id19" draw:layer="layout" svg:width="0.635cm" svg:height="0.635cm" svg:x="14.489cm" svg:y="7.477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0" draw:id="id20" draw:layer="layout" svg:width="0.635cm" svg:height="0.635cm" svg:x="13.092cm" svg:y="7.477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4" draw:id="id14" draw:layer="layout" svg:width="0.635cm" svg:height="0.635cm" svg:x="15.124cm" svg:y="5.57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35cm" svg:height="0.635cm" svg:x="15.124cm" svg:y="8.62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3.41cm" svg:y1="3.448cm" svg:x2="15.217cm" svg:y2="5.665cm" draw:start-shape="id13" draw:start-glue-point="8" draw:end-shape="id14" draw:end-glue-point="5" svg:d="M13410 3448l1807 2217" svg:viewBox="0 0 1808 2218">
          <text:p/>
        </draw:connector>
        <draw:connector draw:style-name="gr7" draw:text-style-name="P5" draw:layer="layout" draw:type="line" svg:x1="14.68cm" svg:y1="3.437cm" svg:x2="15.442cm" svg:y2="5.572cm" draw:start-shape="id15" draw:start-glue-point="8" draw:end-shape="id14" draw:end-glue-point="4" svg:d="M14680 3437l762 2135" svg:viewBox="0 0 763 2136">
          <text:p/>
        </draw:connector>
        <draw:connector draw:style-name="gr7" draw:text-style-name="P5" draw:layer="layout" draw:type="line" svg:x1="15.95cm" svg:y1="3.437cm" svg:x2="15.666cm" svg:y2="5.665cm" draw:start-shape="id16" draw:start-glue-point="8" draw:end-shape="id14" draw:end-glue-point="11" svg:d="M15950 3437l-284 2228" svg:viewBox="0 0 285 2229">
          <text:p/>
        </draw:connector>
        <draw:connector draw:style-name="gr7" draw:text-style-name="P5" draw:layer="layout" draw:type="line" svg:x1="17.474cm" svg:y1="4.937cm" svg:x2="16.394cm" svg:y2="7.795cm" draw:start-shape="id17" draw:start-glue-point="8" draw:end-shape="id18" draw:end-glue-point="10" svg:d="M17474 4937l-1080 2858" svg:viewBox="0 0 1081 2859">
          <text:p/>
        </draw:connector>
        <draw:connector draw:style-name="gr7" draw:text-style-name="P5" draw:layer="layout" draw:type="line" svg:x1="15.442cm" svg:y1="6.207cm" svg:x2="16.077cm" svg:y2="7.477cm" draw:start-shape="id14" draw:start-glue-point="8" draw:end-shape="id18" draw:end-glue-point="4" svg:d="M15442 6207l635 1270" svg:viewBox="0 0 636 1271">
          <text:p/>
        </draw:connector>
        <draw:connector draw:style-name="gr7" draw:text-style-name="P5" draw:layer="layout" draw:type="line" svg:x1="15.442cm" svg:y1="6.207cm" svg:x2="14.807cm" svg:y2="7.477cm" draw:start-shape="id14" draw:start-glue-point="8" draw:end-shape="id19" draw:end-glue-point="4" svg:d="M15442 6207l-635 1270" svg:viewBox="0 0 636 1271">
          <text:p/>
        </draw:connector>
        <draw:connector draw:style-name="gr7" draw:text-style-name="P5" draw:layer="layout" draw:type="line" svg:x1="15.217cm" svg:y1="6.114cm" svg:x2="13.41cm" svg:y2="7.477cm" draw:start-shape="id14" draw:start-glue-point="7" draw:end-shape="id20" draw:end-glue-point="4" svg:d="M15217 6114l-1807 1363" svg:viewBox="0 0 1808 1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9M35S</meta:editing-duration>
    <meta:editing-cycles>27</meta:editing-cycles>
    <meta:generator>LibreOffice/5.1.6.2$Linux_X86_64 LibreOffice_project/10m0$Build-2</meta:generator>
    <dc:date>2018-05-18T20:17:07.874333627</dc:date>
    <meta:document-statistic meta:object-count="46"/>
  </office:meta>
</office:document-meta>
</file>